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style:font-name="Courier New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5" style:family="graphic">
      <style:graphic-properties draw:marker-end="Arrowheads_20_1" draw:textarea-horizontal-align="center" draw:textarea-vertical-align="middle" style:run-through="foreground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1.3823in" svg:height="0.8433in" svg:x="0.5098in" svg:y="1.0992in"><text:p text:style-name="P1"><text:span text:style-name="T1">Generator</text:span></text:p><text:p text:style-name="P1"><text:span text:style-name="T1">Testowy</text:span></text:p><draw:enhanced-geometry svg:viewBox="0 0 21600 21600" draw:type="rectangle" draw:enhanced-path="M 0 0 L 21600 0 21600 21600 0 21600 0 0 Z N"/></draw:custom-shape><draw:line text:anchor-type="paragraph" draw:z-index="1" draw:style-name="gr2" draw:text-style-name="P3" svg:x1="1.8917in" svg:y1="1.5346in" svg:x2="2.8008in" svg:y2="1.5346in"><text:p/></draw:line><draw:g text:anchor-type="paragraph" draw:z-index="2" draw:style-name="gr3"><draw:custom-shape draw:style-name="gr4" draw:text-style-name="P2" svg:width="1.3823in" svg:height="0.5961in" svg:x="2.8008in" svg:y="1.0992in"><text:p text:style-name="P1"><text:span text:style-name="T1">Kontroler </text:span></text:p><text:p text:style-name="P1"><text:span text:style-name="T1">Silnika</text:span></text:p><draw:enhanced-geometry svg:viewBox="0 0 21600 21600" draw:type="rectangle" draw:enhanced-path="M 0 0 L 21600 0 21600 21600 0 21600 0 0 Z N"/></draw:custom-shape><draw:custom-shape draw:style-name="gr4" draw:text-style-name="P2" svg:width="1.3823in" svg:height="0.5961in" svg:x="4.6189in" svg:y="1.0992in"><text:p text:style-name="P1"><text:span text:style-name="T1">Silnik</text:span></text:p><text:p text:style-name="P1"><text:span text:style-name="T1"/></text:p><draw:enhanced-geometry svg:viewBox="0 0 21600 21600" draw:type="rectangle" draw:enhanced-path="M 0 0 L 21600 0 21600 21600 0 21600 0 0 Z N"/></draw:custom-shape><draw:line draw:style-name="gr5" draw:text-style-name="P1" svg:x1="4.1819in" svg:y1="1.4138in" svg:x2="4.6185in" svg:y2="1.4138in"><text:p/></draw:line></draw:g><draw:g text:anchor-type="paragraph" draw:z-index="3" draw:style-name="gr3"><draw:custom-shape draw:style-name="gr4" draw:text-style-name="P2" svg:width="1.3823in" svg:height="0.5961in" svg:x="2.8008in" svg:y="1.7811in"><text:p text:style-name="P1"><text:span text:style-name="T1">Kontroler </text:span></text:p><text:p text:style-name="P1"><text:span text:style-name="T1">Silnika</text:span></text:p><draw:enhanced-geometry svg:viewBox="0 0 21600 21600" draw:type="rectangle" draw:enhanced-path="M 0 0 L 21600 0 21600 21600 0 21600 0 0 Z N"/></draw:custom-shape><draw:custom-shape draw:style-name="gr4" draw:text-style-name="P2" svg:width="1.3823in" svg:height="0.5961in" svg:x="4.6189in" svg:y="1.7811in"><text:p text:style-name="P1"><text:span text:style-name="T1">Silnik</text:span></text:p><text:p text:style-name="P1"><text:span text:style-name="T1"/></text:p><draw:enhanced-geometry svg:viewBox="0 0 21600 21600" draw:type="rectangle" draw:enhanced-path="M 0 0 L 21600 0 21600 21600 0 21600 0 0 Z N"/></draw:custom-shape><draw:line draw:style-name="gr5" draw:text-style-name="P1" svg:x1="4.1819in" svg:y1="2.0957in" svg:x2="4.6185in" svg:y2="2.0957in"><text:p/></draw:line></draw:g><draw:g text:anchor-type="paragraph" draw:z-index="4" draw:style-name="gr3"><draw:custom-shape draw:style-name="gr4" draw:text-style-name="P2" svg:width="1.3823in" svg:height="0.5961in" svg:x="2.8008in" svg:y="2.4819in"><text:p text:style-name="P1"><text:span text:style-name="T1">Kontroler </text:span></text:p><text:p text:style-name="P1"><text:span text:style-name="T1">Silnika</text:span></text:p><draw:enhanced-geometry svg:viewBox="0 0 21600 21600" draw:type="rectangle" draw:enhanced-path="M 0 0 L 21600 0 21600 21600 0 21600 0 0 Z N"/></draw:custom-shape><draw:custom-shape draw:style-name="gr4" draw:text-style-name="P2" svg:width="1.3823in" svg:height="0.5961in" svg:x="4.6189in" svg:y="2.4819in"><text:p text:style-name="P1"><text:span text:style-name="T1">Silnik</text:span></text:p><text:p text:style-name="P1"><text:span text:style-name="T1"/></text:p><draw:enhanced-geometry svg:viewBox="0 0 21600 21600" draw:type="rectangle" draw:enhanced-path="M 0 0 L 21600 0 21600 21600 0 21600 0 0 Z N"/></draw:custom-shape><draw:line draw:style-name="gr5" draw:text-style-name="P1" svg:x1="4.1819in" svg:y1="2.7965in" svg:x2="4.6185in" svg:y2="2.7965in"><text:p/></draw:line></draw:g><draw:g text:anchor-type="paragraph" draw:z-index="5" draw:style-name="gr3"><draw:custom-shape draw:style-name="gr4" draw:text-style-name="P2" svg:width="1.3823in" svg:height="0.5961in" svg:x="2.8008in" svg:y="3.1925in"><text:p text:style-name="P1"><text:span text:style-name="T1">Kontroler </text:span></text:p><text:p text:style-name="P1"><text:span text:style-name="T1">Silnika</text:span></text:p><draw:enhanced-geometry svg:viewBox="0 0 21600 21600" draw:type="rectangle" draw:enhanced-path="M 0 0 L 21600 0 21600 21600 0 21600 0 0 Z N"/></draw:custom-shape><draw:custom-shape draw:style-name="gr4" draw:text-style-name="P2" svg:width="1.3823in" svg:height="0.5961in" svg:x="4.6189in" svg:y="3.1925in"><text:p text:style-name="P1"><text:span text:style-name="T1">Silnik</text:span></text:p><text:p text:style-name="P1"><text:span text:style-name="T1"/></text:p><draw:enhanced-geometry svg:viewBox="0 0 21600 21600" draw:type="rectangle" draw:enhanced-path="M 0 0 L 21600 0 21600 21600 0 21600 0 0 Z N"/></draw:custom-shape><draw:line draw:style-name="gr5" draw:text-style-name="P1" svg:x1="4.1819in" svg:y1="3.5071in" svg:x2="4.6185in" svg:y2="3.5071in"><text:p/></draw:line></draw:g><draw:line text:anchor-type="paragraph" draw:z-index="6" draw:style-name="gr6" draw:text-style-name="P1" svg:x1="2.2898in" svg:y1="1.5346in" svg:x2="2.2898in" svg:y2="3.5701in"><text:p/></draw:line><draw:line text:anchor-type="paragraph" draw:z-index="7" draw:style-name="gr7" draw:text-style-name="P1" svg:x1="2.2898in" svg:y1="2.1307in" svg:x2="2.8008in" svg:y2="2.1307in"><text:p/></draw:line><draw:line text:anchor-type="paragraph" draw:z-index="8" draw:style-name="gr7" draw:text-style-name="P1" svg:x1="2.2898in" svg:y1="2.8409in" svg:x2="2.8008in" svg:y2="2.8409in"><text:p/></draw:line><draw:line text:anchor-type="paragraph" draw:z-index="9" draw:style-name="gr7" draw:text-style-name="P1" svg:x1="2.2898in" svg:y1="3.5701in" svg:x2="2.8008in" svg:y2="3.570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00:46:42.043762792</meta:creation-date>
    <dc:date>2015-11-25T00:49:08.487217589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